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4ffb" officeooo:paragraph-rsid="001c4ffb"/>
    </style:style>
    <style:style style:name="P2" style:family="paragraph" style:parent-style-name="Standard">
      <style:text-properties fo:font-weight="bold" officeooo:rsid="001c4ffb" officeooo:paragraph-rsid="001c4ffb" style:font-weight-asian="bold" style:font-weight-complex="bold"/>
    </style:style>
    <style:style style:name="P3" style:family="paragraph" style:parent-style-name="Standard">
      <style:text-properties fo:font-weight="normal" officeooo:rsid="001c4ffb" officeooo:paragraph-rsid="001c4ffb" style:font-weight-asian="normal" style:font-weight-complex="normal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c4ffb" officeooo:paragraph-rsid="001c4f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pring Syllabus</text:p>
      <text:p text:style-name="P1"/>
      <text:p text:style-name="P4"/>
      <text:p text:style-name="P1"/>
      <text:p text:style-name="P2"/>
      <text:p text:style-name="P2">Basics of Spring</text:p>
      <text:p text:style-name="P1"/>
      <text:p text:style-name="P1">What is Spring</text:p>
      <text:p text:style-name="P1">Spring Modules</text:p>
      <text:p text:style-name="P1">Spring Application </text:p>
      <text:p text:style-name="P1"/>
      <text:p text:style-name="P2">Spring with IDE</text:p>
      <text:p text:style-name="P1"/>
      <text:p text:style-name="P1">Spring in Myeclipse</text:p>
      <text:p text:style-name="P1">Spring in Eclipse </text:p>
      <text:p text:style-name="P1"/>
      <text:p text:style-name="P2">IOC container </text:p>
      <text:p text:style-name="P1"/>
      <text:p text:style-name="P2">Dependency Injection</text:p>
      <text:p text:style-name="P1"/>
      <text:p text:style-name="P1">Constructor Injection</text:p>
      <text:p text:style-name="P1">CI Dependent Object</text:p>
      <text:p text:style-name="P1">CI with collection</text:p>
      <text:p text:style-name="P1">CI with Map</text:p>
      <text:p text:style-name="P1">CI Inheriting Bean</text:p>
      <text:p text:style-name="P1">Setter Injection</text:p>
      <text:p text:style-name="P1">SI Dependent Object</text:p>
      <text:p text:style-name="P1">SI with Collection</text:p>
      <text:p text:style-name="P1">SI with Map</text:p>
      <text:p text:style-name="P1">CI vs SI</text:p>
      <text:p text:style-name="P1">Autowiring</text:p>
      <text:p text:style-name="P1">Factory Method </text:p>
      <text:p text:style-name="P1"/>
      <text:p text:style-name="P2">Spring AOP</text:p>
      <text:p text:style-name="P1"/>
      <text:p text:style-name="P1">AOP Terminology</text:p>
      <text:p text:style-name="P1">AOP Implementations</text:p>
      <text:p text:style-name="P1">Pointcut</text:p>
      <text:p text:style-name="P1">Advices</text:p>
      <text:p text:style-name="P1"/>
      <text:p text:style-name="P2">Spring JDBC</text:p>
      <text:p text:style-name="P1"/>
      <text:p text:style-name="P1">JdbcTemplate Example</text:p>
      <text:p text:style-name="P1">PreparedStatement</text:p>
      <text:p text:style-name="P1">ResultSetExtractor</text:p>
      <text:p text:style-name="P1">RowMapper</text:p>
      <text:p text:style-name="P1">NamedParameter</text:p>
      <text:p text:style-name="P1">SimpleJdbcTemplate </text:p>
      <text:p text:style-name="P1"/>
      <text:p text:style-name="P2">Spring with ORM</text:p>
      <text:p text:style-name="P2"/>
      <text:p text:style-name="P1"><text:soft-page-break/>Spring with Hibernate</text:p>
      <text:p text:style-name="P1">Spring with JPA </text:p>
      <text:p text:style-name="P1"/>
      <text:p text:style-name="P2">SpEL</text:p>
      <text:p text:style-name="P1"/>
      <text:p text:style-name="P1">SpEL Examples</text:p>
      <text:p text:style-name="P1">Operators in SpEL</text:p>
      <text:p text:style-name="P1">variable in SpEL </text:p>
      <text:p text:style-name="P1"/>
      <text:p text:style-name="P2">Spring 3 MVC </text:p>
      <text:p text:style-name="P2"/>
      <text:p text:style-name="P2"/>
      <text:p text:style-name="P2">Web Integration</text:p>
      <text:p text:style-name="P2"/>
      <text:p text:style-name="P3">Spring with Struts2</text:p>
      <text:p text:style-name="P2"><text:span text:style-name="T2">Login and Logout Application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8:29:20.627754038</meta:creation-date>
    <dc:date>2014-10-09T18:33:14.903271990</dc:date>
    <meta:editing-duration>P0D</meta:editing-duration>
    <meta:editing-cycles>1</meta:editing-cycles>
    <meta:document-statistic meta:table-count="0" meta:image-count="0" meta:object-count="0" meta:page-count="2" meta:paragraph-count="45" meta:word-count="103" meta:character-count="694" meta:non-whitespace-character-count="627"/>
    <meta:generator>LibreOffice/4.2.3.3$Linux_x86 LibreOffice_project/420m0$Build-3</meta:generator>
  </office:meta>
</office:document-meta>
</file>